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QuickReferenceFlightSettings" style:family="table">
      <style:table-properties style:width="23.945cm" fo:margin-left="0cm" fo:margin-right="-0.005cm" table:align="margins"/>
    </style:style>
    <style:style style:name="QuickReferenceFlightSettings.A" style:family="table-column">
      <style:table-column-properties style:column-width="2.858cm" style:rel-column-width="1620*"/>
    </style:style>
    <style:style style:name="QuickReferenceFlightSettings.B" style:family="table-column">
      <style:table-column-properties style:column-width="1.93cm" style:rel-column-width="1094*"/>
    </style:style>
    <style:style style:name="QuickReferenceFlightSettings.C" style:family="table-column">
      <style:table-column-properties style:column-width="2.394cm" style:rel-column-width="1357*"/>
    </style:style>
    <style:style style:name="QuickReferenceFlightSettings.E" style:family="table-column">
      <style:table-column-properties style:column-width="2.395cm" style:rel-column-width="1358*"/>
    </style:style>
    <style:style style:name="QuickReferenceFlightSettings.J" style:family="table-column">
      <style:table-column-properties style:column-width="2.401cm" style:rel-column-width="1361*"/>
    </style:style>
    <style:style style:name="QuickReferenceFlightSetting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QuickReferenceFlightSettings.J1" style:family="table-cell">
      <style:table-cell-properties fo:padding="0.097cm" fo:border="0.002cm solid #000000"/>
    </style:style>
    <style:style style:name="QuickReferenceFlightSettings.A2" style:family="table-cell">
      <style:table-cell-properties fo:padding="0.097cm" fo:border-left="0.002cm solid #000000" fo:border-right="none" fo:border-top="none" fo:border-bottom="0.002cm solid #000000"/>
    </style:style>
    <style:style style:name="QuickReferenceFlightSettings.G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QuickReferenceFlightSettings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weight="bold" style:font-weight-asian="bold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margin-left="-1.251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QuickReferenceFlightSettings" table:style-name="QuickReferenceFlightSettings">
        <table:table-column table:style-name="QuickReferenceFlightSettings.A"/>
        <table:table-column table:style-name="QuickReferenceFlightSettings.B"/>
        <table:table-column table:style-name="QuickReferenceFlightSettings.C" table:number-columns-repeated="2"/>
        <table:table-column table:style-name="QuickReferenceFlightSettings.E"/>
        <table:table-column table:style-name="QuickReferenceFlightSettings.C" table:number-columns-repeated="4"/>
        <table:table-column table:style-name="QuickReferenceFlightSettings.J"/>
        <table:table-header-rows>
          <table:table-row>
            <table:table-cell table:style-name="QuickReferenceFlightSettings.A1" office:value-type="string">
              <text:p text:style-name="P1">FGNavi I</text:p>
            </table:table-cell>
            <table:table-cell table:style-name="QuickReferenceFlightSettings.A1" office:value-type="string">
              <text:p text:style-name="Table_20_Heading">RPM</text:p>
            </table:table-cell>
            <table:table-cell table:style-name="QuickReferenceFlightSettings.A1" office:value-type="string">
              <text:p text:style-name="Table_20_Heading">KTS</text:p>
            </table:table-cell>
            <table:table-cell table:style-name="QuickReferenceFlightSettings.A1" office:value-type="string">
              <text:p text:style-name="Table_20_Heading">Flaps</text:p>
            </table:table-cell>
            <table:table-cell table:style-name="QuickReferenceFlightSettings.A1" office:value-type="string">
              <text:p text:style-name="Table_20_Heading">FPM</text:p>
            </table:table-cell>
            <table:table-cell table:style-name="QuickReferenceFlightSettings.A1" office:value-type="string">
              <text:p text:style-name="Table_20_Heading">Rwy HDG</text:p>
            </table:table-cell>
            <table:table-cell table:style-name="QuickReferenceFlightSettings.A1" office:value-type="string">
              <text:p text:style-name="P2">Wind kts</text:p>
            </table:table-cell>
            <table:table-cell table:style-name="QuickReferenceFlightSettings.A1" office:value-type="string">
              <text:p text:style-name="Table_20_Heading">From</text:p>
            </table:table-cell>
            <table:table-cell table:style-name="QuickReferenceFlightSettings.A1" office:value-type="string">
              <text:p text:style-name="Table_20_Heading">Mixture</text:p>
            </table:table-cell>
            <table:table-cell table:style-name="QuickReferenceFlightSettings.J1" office:value-type="string">
              <text:p text:style-name="Table_20_Heading">CarbH</text:p>
            </table:table-cell>
          </table:table-row>
        </table:table-header-rows>
        <table:table-row>
          <table:table-cell table:style-name="QuickReferenceFlightSettings.A2" office:value-type="string">
            <text:p text:style-name="P1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G2">
            <text:p text:style-name="P2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J2" office:value-type="string">
            <text:p text:style-name="Table_20_Heading"/>
          </table:table-cell>
        </table:table-row>
        <table:table-row>
          <table:table-cell table:style-name="QuickReferenceFlightSettings.A2" office:value-type="string">
            <text:p text:style-name="P3">Taxi</text:p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G2">
            <text:p text:style-name="P2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A2" office:value-type="string">
            <text:p text:style-name="Table_20_Heading"/>
          </table:table-cell>
          <table:table-cell table:style-name="QuickReferenceFlightSettings.J2" office:value-type="string">
            <text:p text:style-name="Table_20_Heading"/>
          </table:table-cell>
        </table:table-row>
        <table:table-row>
          <table:table-cell table:style-name="QuickReferenceFlightSettings.A2" office:value-type="string">
            <text:p text:style-name="P4">Climb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G2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>Cruise 5000 ft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>Cruise 7500 ft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>Descend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>Descend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>App Leveled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>App Descend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  <table:table-row>
          <table:table-cell table:style-name="QuickReferenceFlightSettings.A2" office:value-type="string">
            <text:p text:style-name="P4">GS</text:p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P5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A2" office:value-type="string">
            <text:p text:style-name="Table_20_Contents"/>
          </table:table-cell>
          <table:table-cell table:style-name="QuickReferenceFlightSettings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rhard Kick</meta:initial-creator>
    <meta:creation-date>2017-06-26T15:08:01.97</meta:creation-date>
    <meta:document-statistic meta:table-count="1" meta:image-count="0" meta:object-count="0" meta:page-count="1" meta:paragraph-count="19" meta:word-count="28" meta:character-count="128"/>
    <dc:date>2017-06-26T15:30:28.69</dc:date>
    <dc:creator>Gerhard Kick</dc:creator>
    <meta:editing-duration>PT7M16S</meta:editing-duration>
    <meta:editing-cycles>1</meta:editing-cycles>
    <meta:generator>OpenOffice/4.1.3$Win32 OpenOffice.org_project/413m1$Build-9783</meta:generator>
  </office:meta>
</office:document-meta>
</file>